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2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bcc" fo:border="0.74pt solid #000000"/>
      <style:text-properties style:font-name="Liberation Sans1" fo:font-weight="bold" style:font-weight-asian="bold" style:font-weight-complex="bold"/>
    </style:style>
    <style:style style:name="ce3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bcc" fo:border="0.74pt solid #000000"/>
    </style:style>
    <style:style style:name="ce5" style:family="table-cell" style:parent-style-name="Default" style:data-style-name="N123">
      <style:table-cell-properties fo:border="0.74pt solid #000000"/>
    </style:style>
    <style:style style:name="ce6" style:family="table-cell" style:parent-style-name="Default" style:data-style-name="N124">
      <style:table-cell-properties fo:border="0.74pt solid #000000"/>
    </style:style>
    <style:style style:name="ce7" style:family="table-cell" style:parent-style-name="Default" style:data-style-name="N122">
      <style:table-cell-properties fo:background-color="#fffbcc" fo:border="0.74pt solid #000000"/>
    </style:style>
    <style:style style:name="ce8" style:family="table-cell" style:parent-style-name="Default" style:data-style-name="N125">
      <style:table-cell-properties fo:background-color="#fffbcc" fo:border="0.74pt solid #000000"/>
    </style:style>
    <style:style style:name="ce9" style:family="table-cell" style:parent-style-name="Default" style:data-style-name="N125">
      <style:table-cell-properties fo:background-color="#fffbcc" fo:border="0.74pt solid #000000"/>
      <style:map style:condition="cell-content()&gt;=2*[$Sheet1.$E$11]" style:apply-style-name="Error" style:base-cell-address="Sheet1.E11"/>
    </style:style>
    <style:style style:name="ce10" style:family="table-cell" style:parent-style-name="Default" style:data-style-name="N125">
      <style:table-cell-properties fo:background-color="#fffbcc" fo:border="0.74pt solid #000000"/>
      <style:map style:condition="cell-content()&gt;=2*[$Sheet1.$E$10]" style:apply-style-name="Error" style:base-cell-address="Sheet1.F10"/>
    </style:style>
    <style:style style:name="ce11" style:family="table-cell" style:parent-style-name="Default" style:data-style-name="N125">
      <style:table-cell-properties fo:background-color="#fffbcc" fo:border="0.74pt solid #000000"/>
      <style:map style:condition="cell-content()&gt;=2*[$Sheet1.$E$11]" style:apply-style-name="Error" style:base-cell-address="Sheet1.F11"/>
    </style:style>
    <style:style style:name="ce12" style:family="table-cell" style:parent-style-name="Default" style:data-style-name="N125">
      <style:table-cell-properties fo:background-color="#fffbcc" fo:border="0.74pt solid #000000"/>
      <style:map style:condition="cell-content()&gt;=2*[$Sheet1.$E$12]" style:apply-style-name="Error" style:base-cell-address="Sheet1.F12"/>
    </style:style>
    <style:style style:name="ce13" style:family="table-cell" style:parent-style-name="Default" style:data-style-name="N125">
      <style:table-cell-properties fo:background-color="#fffbcc" fo:border="0.74pt solid #000000"/>
      <style:map style:condition="cell-content()&gt;=2*[$Sheet1.$E$13]" style:apply-style-name="Error" style:base-cell-address="Sheet1.F13"/>
    </style:style>
    <style:style style:name="ce14" style:family="table-cell" style:parent-style-name="Default" style:data-style-name="N125">
      <style:table-cell-properties fo:background-color="#fffbcc" fo:border="0.74pt solid #000000"/>
      <style:map style:condition="cell-content()&gt;=2*[$Sheet1.$E$14]" style:apply-style-name="Error" style:base-cell-address="Sheet1.F14"/>
    </style:style>
    <style:style style:name="ce15" style:family="table-cell" style:parent-style-name="Default" style:data-style-name="N125">
      <style:table-cell-properties fo:background-color="#fffbcc" fo:border="0.74pt solid #000000"/>
      <style:map style:condition="cell-content()&gt;=2*[$Sheet1.$E$15]" style:apply-style-name="Error" style:base-cell-address="Sheet1.F15"/>
    </style:style>
    <style:style style:name="ce16" style:family="table-cell" style:parent-style-name="Default" style:data-style-name="N125">
      <style:table-cell-properties fo:background-color="#fffbcc" fo:border="0.74pt solid #000000"/>
      <style:map style:condition="cell-content()&gt;=2*[$Sheet1.$E$16]" style:apply-style-name="Error" style:base-cell-address="Sheet1.F16"/>
    </style:style>
    <style:style style:name="ce17" style:family="table-cell" style:parent-style-name="Default" style:data-style-name="N125">
      <style:table-cell-properties fo:background-color="#fffbcc" fo:border="0.74pt solid #000000"/>
      <style:map style:condition="cell-content()&gt;=2*[$Sheet1.$E$17]" style:apply-style-name="Error" style:base-cell-address="Sheet1.F17"/>
    </style:style>
    <style:style style:name="ce35" style:family="table-cell" style:parent-style-name="Default" style:data-style-name="N122">
      <style:table-cell-properties fo:background-color="#fff685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default-cell-style-name="ce7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FL, MHz</text:p>
          </table:table-cell>
          <table:table-cell table:style-name="ce5" office:value-type="float" office:value="1.8" calcext:value-type="float">
            <text:p>1.800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FH, MHz</text:p>
          </table:table-cell>
          <table:table-cell table:style-name="ce5" office:value-type="float" office:value="30" calcext:value-type="float">
            <text:p>30.000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N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α</text:p>
          </table:table-cell>
          <table:table-cell table:style-name="ce4" table:formula="of:=(POWER([.C4]/[.C3];1/[.C5])-1)/(POWER([.C4]/[.C3];1/[.C5])+1)" office:value-type="float" office:value="0.174048055581081" calcext:value-type="float">
            <text:p>0.174048055581081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Fx, MHz</text:p>
          </table:table-cell>
          <table:table-cell table:style-name="ce3" office:value-type="string" calcext:value-type="string">
            <text:p>BW, MHz</text:p>
          </table:table-cell>
          <table:table-cell table:style-name="ce3" office:value-type="string" calcext:value-type="string">
            <text:p>Fstart, MHz</text:p>
          </table:table-cell>
          <table:table-cell table:style-name="ce3" office:value-type="string" calcext:value-type="string">
            <text:p>Fstop, MHz</text:p>
          </table:table-cell>
          <table:table-cell table:style-name="ce3" office:value-type="string" calcext:value-type="string">
            <text:p>BW+5%, MHz</text:p>
          </table:table-cell>
          <table:table-cell table:style-name="ce3" office:value-type="string" calcext:value-type="string">
            <text:p>Fstart, MHz</text:p>
          </table:table-cell>
          <table:table-cell table:style-name="ce3" office:value-type="string" calcext:value-type="string">
            <text:p>Fstop, MHz</text:p>
          </table:table-cell>
        </table:table-row>
        <table:table-row table:style-name="ro2">
          <table:table-cell/>
          <table:table-cell table:formula="of:=1" office:value-type="float" office:value="1" calcext:value-type="float">
            <text:p>1</text:p>
          </table:table-cell>
          <table:table-cell table:formula="of:=[.C3]/(1-[.C7])" office:value-type="float" office:value="2.17930354442879" calcext:value-type="float">
            <text:p>2.179</text:p>
          </table:table-cell>
          <table:table-cell table:style-name="ce7" table:formula="of:=2*[.$C$7]*[.C10]" office:value-type="float" office:value="0.75860708885758" calcext:value-type="float">
            <text:p>0.759</text:p>
          </table:table-cell>
          <table:table-cell table:style-name="ce8" table:formula="of:=[.C10]-[.D10]/2" office:value-type="float" office:value="1.8" calcext:value-type="float">
            <text:p>1.800000</text:p>
          </table:table-cell>
          <table:table-cell table:style-name="ce10" table:formula="of:=[.C10]+[.D10]/2" office:value-type="float" office:value="2.55860708885758" calcext:value-type="float">
            <text:p>2.558607</text:p>
          </table:table-cell>
          <table:table-cell table:style-name="ce7" table:formula="of:=1.05*[.D10]" office:value-type="float" office:value="0.796537443300459" calcext:value-type="float">
            <text:p>0.797</text:p>
          </table:table-cell>
          <table:table-cell table:style-name="ce35" table:formula="of:=[.C10]-[.G10]/2" office:value-type="float" office:value="1.78103482277856" calcext:value-type="float">
            <text:p>1.781</text:p>
          </table:table-cell>
          <table:table-cell table:style-name="ce35" table:formula="of:=[.C10]+[.G10]/2" office:value-type="float" office:value="2.57757226607902" calcext:value-type="float">
            <text:p>2.578</text:p>
          </table:table-cell>
        </table:table-row>
        <table:table-row table:style-name="ro2">
          <table:table-cell/>
          <table:table-cell table:formula="of:=[.B10]+1" office:value-type="float" office:value="2" calcext:value-type="float">
            <text:p>2</text:p>
          </table:table-cell>
          <table:table-cell table:formula="of:=[.C10]*(1+[.$C$7])/(1-[.$C$7])" office:value-type="float" office:value="3.09776749863775" calcext:value-type="float">
            <text:p>3.098</text:p>
          </table:table-cell>
          <table:table-cell table:style-name="ce7" table:formula="of:=2*[.$C$7]*[.C11]" office:value-type="float" office:value="1.07832081956034" calcext:value-type="float">
            <text:p>1.078</text:p>
          </table:table-cell>
          <table:table-cell table:style-name="ce9" table:formula="of:=[.C11]-[.D11]/2" office:value-type="float" office:value="2.55860708885758" calcext:value-type="float">
            <text:p>2.558607</text:p>
          </table:table-cell>
          <table:table-cell table:style-name="ce11" table:formula="of:=[.C11]+[.D11]/2" office:value-type="float" office:value="3.63692790841792" calcext:value-type="float">
            <text:p>3.636928</text:p>
          </table:table-cell>
          <table:table-cell table:style-name="ce7" table:formula="of:=1.05*[.D11]" office:value-type="float" office:value="1.13223686053836" calcext:value-type="float">
            <text:p>1.132</text:p>
          </table:table-cell>
          <table:table-cell table:style-name="ce35" table:formula="of:=[.C11]-[.G11]/2" office:value-type="float" office:value="2.53164906836857" calcext:value-type="float">
            <text:p>2.532</text:p>
          </table:table-cell>
          <table:table-cell table:style-name="ce35" table:formula="of:=[.C11]+[.G11]/2" office:value-type="float" office:value="3.66388592890693" calcext:value-type="float">
            <text:p>3.664</text:p>
          </table:table-cell>
        </table:table-row>
        <table:table-row table:style-name="ro2">
          <table:table-cell/>
          <table:table-cell table:formula="of:=[.B11]+1" office:value-type="float" office:value="3" calcext:value-type="float">
            <text:p>3</text:p>
          </table:table-cell>
          <table:table-cell table:formula="of:=[.C11]*(1+[.$C$7])/(1-[.$C$7])" office:value-type="float" office:value="4.40331660091509" calcext:value-type="float">
            <text:p>4.403</text:p>
          </table:table-cell>
          <table:table-cell table:style-name="ce7" table:formula="of:=2*[.$C$7]*[.C12]" office:value-type="float" office:value="1.53277738499434" calcext:value-type="float">
            <text:p>1.533</text:p>
          </table:table-cell>
          <table:table-cell table:style-name="ce8" table:formula="of:=[.C12]-[.D12]/2" office:value-type="float" office:value="3.63692790841792" calcext:value-type="float">
            <text:p>3.636928</text:p>
          </table:table-cell>
          <table:table-cell table:style-name="ce12" table:formula="of:=[.C12]+[.D12]/2" office:value-type="float" office:value="5.16970529341226" calcext:value-type="float">
            <text:p>5.169705</text:p>
          </table:table-cell>
          <table:table-cell table:style-name="ce7" table:formula="of:=1.05*[.D12]" office:value-type="float" office:value="1.60941625424406" calcext:value-type="float">
            <text:p>1.609</text:p>
          </table:table-cell>
          <table:table-cell table:style-name="ce35" table:formula="of:=[.C12]-[.G12]/2" office:value-type="float" office:value="3.59860847379306" calcext:value-type="float">
            <text:p>3.599</text:p>
          </table:table-cell>
          <table:table-cell table:style-name="ce35" table:formula="of:=[.C12]+[.G12]/2" office:value-type="float" office:value="5.20802472803712" calcext:value-type="float">
            <text:p>5.208</text:p>
          </table:table-cell>
        </table:table-row>
        <table:table-row table:style-name="ro2">
          <table:table-cell/>
          <table:table-cell table:formula="of:=[.B12]+1" office:value-type="float" office:value="4" calcext:value-type="float">
            <text:p>4</text:p>
          </table:table-cell>
          <table:table-cell table:formula="of:=[.C12]*(1+[.$C$7])/(1-[.$C$7])" office:value-type="float" office:value="6.2590872608809" calcext:value-type="float">
            <text:p>6.259</text:p>
          </table:table-cell>
          <table:table-cell table:style-name="ce7" table:formula="of:=2*[.$C$7]*[.C13]" office:value-type="float" office:value="2.17876393493727" calcext:value-type="float">
            <text:p>2.179</text:p>
          </table:table-cell>
          <table:table-cell table:style-name="ce8" table:formula="of:=[.C13]-[.D13]/2" office:value-type="float" office:value="5.16970529341226" calcext:value-type="float">
            <text:p>5.169705</text:p>
          </table:table-cell>
          <table:table-cell table:style-name="ce13" table:formula="of:=[.C13]+[.D13]/2" office:value-type="float" office:value="7.34846922834953" calcext:value-type="float">
            <text:p>7.348469</text:p>
          </table:table-cell>
          <table:table-cell table:style-name="ce7" table:formula="of:=1.05*[.D13]" office:value-type="float" office:value="2.28770213168413" calcext:value-type="float">
            <text:p>2.288</text:p>
          </table:table-cell>
          <table:table-cell table:style-name="ce35" table:formula="of:=[.C13]-[.G13]/2" office:value-type="float" office:value="5.11523619503883" calcext:value-type="float">
            <text:p>5.115</text:p>
          </table:table-cell>
          <table:table-cell table:style-name="ce35" table:formula="of:=[.C13]+[.G13]/2" office:value-type="float" office:value="7.40293832672297" calcext:value-type="float">
            <text:p>7.403</text:p>
          </table:table-cell>
        </table:table-row>
        <table:table-row table:style-name="ro2">
          <table:table-cell/>
          <table:table-cell table:formula="of:=[.B13]+1" office:value-type="float" office:value="5" calcext:value-type="float">
            <text:p>5</text:p>
          </table:table-cell>
          <table:table-cell table:formula="of:=[.C13]*(1+[.$C$7])/(1-[.$C$7])" office:value-type="float" office:value="8.89696946414891" calcext:value-type="float">
            <text:p>8.897</text:p>
          </table:table-cell>
          <table:table-cell table:style-name="ce7" table:formula="of:=2*[.$C$7]*[.C14]" office:value-type="float" office:value="3.09700047159875" calcext:value-type="float">
            <text:p>3.097</text:p>
          </table:table-cell>
          <table:table-cell table:style-name="ce8" table:formula="of:=[.C14]-[.D14]/2" office:value-type="float" office:value="7.34846922834953" calcext:value-type="float">
            <text:p>7.348469</text:p>
          </table:table-cell>
          <table:table-cell table:style-name="ce14" table:formula="of:=[.C14]+[.D14]/2" office:value-type="float" office:value="10.4454696999483" calcext:value-type="float">
            <text:p>10.445470</text:p>
          </table:table-cell>
          <table:table-cell table:style-name="ce7" table:formula="of:=1.05*[.D14]" office:value-type="float" office:value="3.25185049517869" calcext:value-type="float">
            <text:p>3.252</text:p>
          </table:table-cell>
          <table:table-cell table:style-name="ce35" table:formula="of:=[.C14]-[.G14]/2" office:value-type="float" office:value="7.27104421655957" calcext:value-type="float">
            <text:p>7.271</text:p>
          </table:table-cell>
          <table:table-cell table:style-name="ce35" table:formula="of:=[.C14]+[.G14]/2" office:value-type="float" office:value="10.5228947117383" calcext:value-type="float">
            <text:p>10.523</text:p>
          </table:table-cell>
        </table:table-row>
        <table:table-row table:style-name="ro2">
          <table:table-cell/>
          <table:table-cell table:formula="of:=[.B14]+1" office:value-type="float" office:value="6" calcext:value-type="float">
            <text:p>6</text:p>
          </table:table-cell>
          <table:table-cell table:formula="of:=[.C14]*(1+[.$C$7])/(1-[.$C$7])" office:value-type="float" office:value="12.6465828557338" calcext:value-type="float">
            <text:p>12.647</text:p>
          </table:table-cell>
          <table:table-cell table:style-name="ce7" table:formula="of:=2*[.$C$7]*[.C15]" office:value-type="float" office:value="4.40222631157101" calcext:value-type="float">
            <text:p>4.402</text:p>
          </table:table-cell>
          <table:table-cell table:style-name="ce8" table:formula="of:=[.C15]-[.D15]/2" office:value-type="float" office:value="10.4454696999483" calcext:value-type="float">
            <text:p>10.445470</text:p>
          </table:table-cell>
          <table:table-cell table:style-name="ce15" table:formula="of:=[.C15]+[.D15]/2" office:value-type="float" office:value="14.8476960115193" calcext:value-type="float">
            <text:p>14.847696</text:p>
          </table:table-cell>
          <table:table-cell table:style-name="ce7" table:formula="of:=1.05*[.D15]" office:value-type="float" office:value="4.62233762714956" calcext:value-type="float">
            <text:p>4.622</text:p>
          </table:table-cell>
          <table:table-cell table:style-name="ce35" table:formula="of:=[.C15]-[.G15]/2" office:value-type="float" office:value="10.335414042159" calcext:value-type="float">
            <text:p>10.335</text:p>
          </table:table-cell>
          <table:table-cell table:style-name="ce35" table:formula="of:=[.C15]+[.G15]/2" office:value-type="float" office:value="14.9577516693086" calcext:value-type="float">
            <text:p>14.958</text:p>
          </table:table-cell>
        </table:table-row>
        <table:table-row table:style-name="ro2">
          <table:table-cell/>
          <table:table-cell table:formula="of:=[.B15]+1" office:value-type="float" office:value="7" calcext:value-type="float">
            <text:p>7</text:p>
          </table:table-cell>
          <table:table-cell table:formula="of:=[.C15]*(1+[.$C$7])/(1-[.$C$7])" office:value-type="float" office:value="17.9764647469473" calcext:value-type="float">
            <text:p>17.976</text:p>
          </table:table-cell>
          <table:table-cell table:style-name="ce7" table:formula="of:=2*[.$C$7]*[.C16]" office:value-type="float" office:value="6.25753747085608" calcext:value-type="float">
            <text:p>6.258</text:p>
          </table:table-cell>
          <table:table-cell table:style-name="ce8" table:formula="of:=[.C16]-[.D16]/2" office:value-type="float" office:value="14.8476960115193" calcext:value-type="float">
            <text:p>14.847696</text:p>
          </table:table-cell>
          <table:table-cell table:style-name="ce16" table:formula="of:=[.C16]+[.D16]/2" office:value-type="float" office:value="21.1052334823754" calcext:value-type="float">
            <text:p>21.105233</text:p>
          </table:table-cell>
          <table:table-cell table:style-name="ce7" table:formula="of:=1.05*[.D16]" office:value-type="float" office:value="6.57041434439888" calcext:value-type="float">
            <text:p>6.570</text:p>
          </table:table-cell>
          <table:table-cell table:style-name="ce35" table:formula="of:=[.C16]-[.G16]/2" office:value-type="float" office:value="14.6912575747479" calcext:value-type="float">
            <text:p>14.691</text:p>
          </table:table-cell>
          <table:table-cell table:style-name="ce35" table:formula="of:=[.C16]+[.G16]/2" office:value-type="float" office:value="21.2616719191467" calcext:value-type="float">
            <text:p>21.262</text:p>
          </table:table-cell>
        </table:table-row>
        <table:table-row table:style-name="ro2">
          <table:table-cell/>
          <table:table-cell table:formula="of:=[.B16]+1" office:value-type="float" office:value="8" calcext:value-type="float">
            <text:p>8</text:p>
          </table:table-cell>
          <table:table-cell table:formula="of:=[.C16]*(1+[.$C$7])/(1-[.$C$7])" office:value-type="float" office:value="25.5526167411877" calcext:value-type="float">
            <text:p>25.553</text:p>
          </table:table-cell>
          <table:table-cell table:style-name="ce7" table:formula="of:=2*[.$C$7]*[.C17]" office:value-type="float" office:value="8.89476651762462" calcext:value-type="float">
            <text:p>8.895</text:p>
          </table:table-cell>
          <table:table-cell table:style-name="ce8" table:formula="of:=[.C17]-[.D17]/2" office:value-type="float" office:value="21.1052334823754" calcext:value-type="float">
            <text:p>21.105233</text:p>
          </table:table-cell>
          <table:table-cell table:style-name="ce17" table:formula="of:=[.C17]+[.D17]/2" office:value-type="float" office:value="30" calcext:value-type="float">
            <text:p>30.000000</text:p>
          </table:table-cell>
          <table:table-cell table:style-name="ce7" table:formula="of:=1.05*[.D17]" office:value-type="float" office:value="9.33950484350585" calcext:value-type="float">
            <text:p>9.340</text:p>
          </table:table-cell>
          <table:table-cell table:style-name="ce35" table:formula="of:=[.C17]-[.G17]/2" office:value-type="float" office:value="20.8828643194348" calcext:value-type="float">
            <text:p>20.883</text:p>
          </table:table-cell>
          <table:table-cell table:style-name="ce35" table:formula="of:=[.C17]+[.G17]/2" office:value-type="float" office:value="30.2223691629406" calcext:value-type="float">
            <text:p>30.222</text:p>
          </table:table-cell>
        </table:table-row>
        <calcext:conditional-formats>
          <calcext:conditional-format calcext:target-range-address="Sheet1.F10:Sheet1.F10">
            <calcext:condition calcext:apply-style-name="Error" calcext:value="&gt;=2*[$Sheet1.$E$10]" calcext:base-cell-address="Sheet1.F10"/>
          </calcext:conditional-format>
          <calcext:conditional-format calcext:target-range-address="Sheet1.E11:Sheet1.E11">
            <calcext:condition calcext:apply-style-name="Error" calcext:value="&gt;=2*[$Sheet1.$E$11]" calcext:base-cell-address="Sheet1.E11"/>
          </calcext:conditional-format>
          <calcext:conditional-format calcext:target-range-address="Sheet1.F12:Sheet1.F12">
            <calcext:condition calcext:apply-style-name="Error" calcext:value="&gt;=2*[$Sheet1.$E$12]" calcext:base-cell-address="Sheet1.F12"/>
          </calcext:conditional-format>
          <calcext:conditional-format calcext:target-range-address="Sheet1.F13:Sheet1.F13">
            <calcext:condition calcext:apply-style-name="Error" calcext:value="&gt;=2*[$Sheet1.$E$13]" calcext:base-cell-address="Sheet1.F13"/>
          </calcext:conditional-format>
          <calcext:conditional-format calcext:target-range-address="Sheet1.F14:Sheet1.F14">
            <calcext:condition calcext:apply-style-name="Error" calcext:value="&gt;=2*[$Sheet1.$E$14]" calcext:base-cell-address="Sheet1.F14"/>
          </calcext:conditional-format>
          <calcext:conditional-format calcext:target-range-address="Sheet1.F15:Sheet1.F15">
            <calcext:condition calcext:apply-style-name="Error" calcext:value="&gt;=2*[$Sheet1.$E$15]" calcext:base-cell-address="Sheet1.F15"/>
          </calcext:conditional-format>
          <calcext:conditional-format calcext:target-range-address="Sheet1.F16:Sheet1.F16">
            <calcext:condition calcext:apply-style-name="Error" calcext:value="&gt;=2*[$Sheet1.$E$16]" calcext:base-cell-address="Sheet1.F16"/>
          </calcext:conditional-format>
          <calcext:conditional-format calcext:target-range-address="Sheet1.F17:Sheet1.F17">
            <calcext:condition calcext:apply-style-name="Error" calcext:value="&gt;=2*[$Sheet1.$E$17]" calcext:base-cell-address="Sheet1.F17"/>
          </calcext:conditional-format>
          <calcext:conditional-format calcext:target-range-address="Sheet1.F11:Sheet1.F11">
            <calcext:condition calcext:apply-style-name="Error" calcext:value="&gt;=2*[$Sheet1.$E$11]" calcext:base-cell-address="Sheet1.F1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0" number:grouping="true"/>
    </number:number-style>
    <number:number-style style:name="N122">
      <number:number number:decimal-places="3" loext:min-decimal-places="3" number:min-integer-digits="1" number:grouping="true"/>
    </number:number-style>
    <number:number-style style:name="N123P0" style:volatile="true">
      <number:number number:decimal-places="3" loext:min-decimal-places="3" number:min-integer-digits="1" number:grouping="true"/>
    </number:number-style>
    <number:number-style style:name="N123">
      <style:text-properties fo:color="#ff0000"/>
      <number:text>-</number:text>
      <number:number number:decimal-places="3" loext:min-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/>
    </number:number-style>
    <number:number-style style:name="N124">
      <style:text-properties fo:color="#ff0000"/>
      <number:text>-</number:text>
      <number:number number:decimal-places="0" loext:min-decimal-places="0" number:min-integer-digits="1"/>
      <style:map style:condition="value()&gt;=0" style:apply-style-name="N124P0"/>
    </number:number-style>
    <number:number-style style:name="N125">
      <number:number number:decimal-places="6" loext:min-decimal-places="6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10:35:33.6873515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8:32:48.459058001</meta:creation-date>
    <dc:date>2020-04-30T18:50:13.581193266</dc:date>
    <meta:editing-duration>PT10H50M18S</meta:editing-duration>
    <meta:editing-cycles>9</meta:editing-cycles>
    <meta:generator>LibreOffice/6.0.7.3$Linux_X86_64 LibreOffice_project/00m0$Build-3</meta:generator>
    <meta:document-statistic meta:table-count="1" meta:cell-count="80" meta:object-count="0"/>
  </office:meta>
</office:document-meta>
</file>